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Nunito Sans" svg:font-family="'Nunito Sans'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0d9d"/>
    </style:style>
    <style:style style:name="T1" style:family="text">
      <style:text-properties officeooo:rsid="00050d9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50d9d"/>
    </style:style>
    <style:style style:name="T4" style:family="text">
      <style:text-properties fo:font-variant="normal" fo:text-transform="none" fo:color="#1a1a1a" fo:letter-spacing="normal"/>
    </style:style>
    <style:style style:name="T5" style:family="text">
      <style:text-properties fo:font-variant="normal" fo:text-transform="none" fo:color="#1a1a1a" fo:letter-spacing="normal" fo:language="en" fo:country="US" officeooo:rsid="00050d9d"/>
    </style:style>
    <style:style style:name="T6" style:family="text">
      <style:text-properties fo:font-variant="normal" fo:text-transform="none" fo:color="#005ab3" style:font-name="Nunito Sans" fo:font-size="18.75pt" fo:letter-spacing="normal" fo:font-style="normal" style:text-underline-style="solid" style:text-underline-width="auto" style:text-underline-color="font-color" fo:font-weight="normal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div id="header"&gt;&lt;/div&gt;</text:p>
      <text:p text:style-name="Standard">&lt;div class="left"&gt;&lt;/div&gt;</text:p>
      <text:p text:style-name="Standard">&lt;div class="stuff"&gt;</text:p>
      <text:p text:style-name="Standard"><text:s text:c="2"/>&lt;br&gt;&lt;br&gt;</text:p>
      <text:p text:style-name="Standard"><text:s text:c="2"/>&lt;h1&gt;Resume&lt;/h1&gt;</text:p>
      <text:p text:style-name="Standard"><text:s text:c="2"/>&lt;h2&gt;<text:span text:style-name="T3">Yuliya</text:span>&lt;/h2&gt;</text:p>
      <text:p text:style-name="Standard"><text:s text:c="2"/>&lt;hr /&gt;</text:p>
      <text:p text:style-name="Standard"><text:s text:c="2"/>&lt;br&gt;</text:p>
      <text:p text:style-name="Standard"><text:s text:c="2"/>&lt;p class="head"&gt;Interests&lt;/p&gt;</text:p>
      <text:p text:style-name="Standard"><text:s text:c="2"/>&lt;ul&gt;</text:p>
      <text:p text:style-name="Standard"><text:s text:c="4"/>&lt;li&gt;<text:span text:style-name="T3">Languages</text:span>&lt;/li&gt;</text:p>
      <text:p text:style-name="Standard"><text:s text:c="3"/>&lt;li&gt;<text:span text:style-name="T1">Teaching</text:span>&lt;/li&gt;</text:p>
      <text:p text:style-name="Standard"><text:s text:c="4"/>&lt;li&gt;<text:span text:style-name="T3">Cyber cecurity</text:span>&lt;/li&gt;</text:p>
      <text:p text:style-name="Standard"><text:s text:c="4"/>&lt;li&gt;Computer Science&lt;/li&gt;</text:p>
      <text:p text:style-name="Standard"><text:s text:c="2"/>&lt;/ul&gt;</text:p>
      <text:p text:style-name="Standard"><text:s text:c="2"/>&lt;p class="head"&gt;Skills&lt;/p&gt;</text:p>
      <text:p text:style-name="Standard"><text:s text:c="2"/>&lt;ul&gt;</text:p>
      <text:p text:style-name="Standard"><text:s text:c="4"/>&lt;li&gt;Web Design with HTML &amp; CSS&lt;/li&gt;</text:p>
      <text:p text:style-name="Standard"><text:s text:c="2"/>&lt;/ul&gt;</text:p>
      <text:p text:style-name="Standard"><text:s text:c="2"/>&lt;p class="head"&gt;Education&lt;/p&gt;</text:p>
      <text:p text:style-name="Standard"><text:s text:c="2"/>&lt;ul&gt;</text:p>
      <text:p text:style-name="Standard"><text:s text:c="4"/>&lt;a href="https://rs.school/"&gt;</text:p>
      <text:p text:style-name="P1"><text:s text:c="6"/>&lt;li&gt;<text:span text:style-name="T5">The Rolling Scopes School&lt;/</text:span>li&gt;</text:p>
      <text:p text:style-name="Standard"><text:s text:c="4"/>&lt;/a&gt;</text:p>
      <text:p text:style-name="Standard"><text:s text:c="4"/>&lt;!--Link--&gt;</text:p>
      <text:p text:style-name="Standard"><text:s text:c="4"/>&lt;a href="https://www.uoregon.edu//"&gt;</text:p>
      <text:p text:style-name="Standard"><text:s text:c="6"/>&lt;li&gt;<text:span text:style-name="T3">University of Oregon</text:span>&lt;/li&gt;</text:p>
      <text:p text:style-name="Standard"><text:s text:c="4"/>&lt;/a&gt;</text:p>
      <text:p text:style-name="Standard"><text:s text:c="4"/>&lt;li&gt;<text:span text:style-name="T3">English Studies department</text:span>&lt;/li&gt;</text:p>
      <text:p text:style-name="Standard"><text:s text:c="2"/>&lt;/ul&gt;</text:p>
      <text:p text:style-name="Standard"><text:s text:c="2"/>&lt;p class="head"&gt;Experience&lt;/p&gt;</text:p>
      <text:p text:style-name="Standard"><text:s text:c="2"/>&lt;ul&gt;</text:p>
      <text:p text:style-name="Standard"><text:s text:c="4"/>&lt;li&gt;<text:span text:style-name="T3">English and Germand German Teacher with international background</text:span>&lt;/li&gt;</text:p>
      <text:p text:style-name="Standard"><text:s text:c="4"/>&lt;li&gt;<text:span text:style-name="T3">Content Manager</text:span>&lt;/li&gt;</text:p>
      <text:p text:style-name="Standard"><text:s text:c="2"/>&lt;/ul&gt;</text:p>
      <text:p text:style-name="Standard"><text:s text:c="2"/>&lt;/div&gt;</text:p>
      <text:p text:style-name="Standard">&lt;div class="right"&gt;&lt;/div&gt;</text:p>
      <text:p text:style-name="Standard">&lt;div id="footer"&gt;</text:p>
      <text:p text:style-name="Standard"><text:s text:c="2"/>&lt;h2 id="name"&gt;<text:span text:style-name="T3">Yuliya</text:span>&lt;/h2&gt;&lt;/div&gt;</text:p>
      <text:p text:style-name="Standard">* {</text:p>
      <text:p text:style-name="Standard"><text:s text:c="2"/>max-width: 700px;</text:p>
      <text:p text:style-name="Standard"><text:s text:c="2"/>margin: auto;</text:p>
      <text:p text:style-name="Standard">}</text:p>
      <text:p text:style-name="Standard"/>
      <text:p text:style-name="Standard"/>
      <text:p text:style-name="Standard">/*body {</text:p>
      <text:p text:style-name="Standard"><text:s text:c="4"/>min-width: 500px;</text:p>
      <text:p text:style-name="Standard">}*/</text:p>
      <text:p text:style-name="Standard"/>
      <text:p text:style-name="Standard">div {</text:p>
      <text:p text:style-name="Standard"><text:s text:c="2"/>border-radius: 5px;</text:p>
      <text:p text:style-name="Standard">}</text:p>
      <text:p text:style-name="Standard"><text:soft-page-break/></text:p>
      <text:p text:style-name="Standard">#header {</text:p>
      <text:p text:style-name="Standard"><text:s text:c="2"/>height: 40px;</text:p>
      <text:p text:style-name="Standard"><text:s text:c="2"/>width: 100%;</text:p>
      <text:p text:style-name="Standard"><text:s text:c="2"/>background-color: #ffcccc;</text:p>
      <text:p text:style-name="Standard"><text:s text:c="2"/>position: fixed;</text:p>
      <text:p text:style-name="Standard"><text:s text:c="2"/>z-index: 1;</text:p>
      <text:p text:style-name="Standard">}</text:p>
      <text:p text:style-name="Standard"/>
      <text:p text:style-name="Standard">#title {</text:p>
      <text:p text:style-name="Standard"><text:s text:c="2"/>margin-left: 3%;</text:p>
      <text:p text:style-name="Standard">}</text:p>
      <text:p text:style-name="Standard"/>
      <text:p text:style-name="Standard">#footer {</text:p>
      <text:p text:style-name="Standard"><text:s text:c="2"/>height: 50px;</text:p>
      <text:p text:style-name="Standard"><text:s text:c="2"/>width: 100%;</text:p>
      <text:p text:style-name="Standard"><text:s text:c="2"/>background-color: #ffcccc;</text:p>
      <text:p text:style-name="Standard"><text:s text:c="2"/>clear: both;</text:p>
      <text:p text:style-name="Standard"><text:s text:c="2"/>position: relative;</text:p>
      <text:p text:style-name="Standard">}</text:p>
      <text:p text:style-name="Standard"/>
      <text:p text:style-name="Standard">.left {</text:p>
      <text:p text:style-name="Standard"><text:s text:c="2"/>height: 1000px;</text:p>
      <text:p text:style-name="Standard"><text:s text:c="2"/>width: 45px;</text:p>
      <text:p text:style-name="Standard"><text:s text:c="2"/>background-color: #e0eeee;</text:p>
      <text:p text:style-name="Standard"><text:s text:c="2"/>float: left;</text:p>
      <text:p text:style-name="Standard"><text:s text:c="2"/>position: fixed;</text:p>
      <text:p text:style-name="Standard">}</text:p>
      <text:p text:style-name="Standard"/>
      <text:p text:style-name="Standard">.right {</text:p>
      <text:p text:style-name="Standard"><text:s text:c="2"/>height: 1000px;</text:p>
      <text:p text:style-name="Standard"><text:s text:c="2"/>width: 45px;</text:p>
      <text:p text:style-name="Standard"><text:s text:c="2"/>background-color: #e0eeee;</text:p>
      <text:p text:style-name="Standard"><text:s text:c="2"/>float: right;</text:p>
      <text:p text:style-name="Standard"><text:s text:c="2"/>position: inherit;</text:p>
      <text:p text:style-name="Standard">}</text:p>
      <text:p text:style-name="Standard"/>
      <text:p text:style-name="Standard">.stuff {</text:p>
      <text:p text:style-name="Standard"><text:s text:c="2"/>display: inline-block;</text:p>
      <text:p text:style-name="Standard"><text:s text:c="2"/>margin-top: 6px;</text:p>
      <text:p text:style-name="Standard"><text:s text:c="2"/>margin-left: 55px;</text:p>
      <text:p text:style-name="Standard"><text:s text:c="2"/>width: 75%;</text:p>
      <text:p text:style-name="Standard"><text:s text:c="2"/>height: 1000px;</text:p>
      <text:p text:style-name="Standard">}</text:p>
      <text:p text:style-name="Standard"/>
      <text:p text:style-name="Standard">p,</text:p>
      <text:p text:style-name="Standard">li {</text:p>
      <text:p text:style-name="Standard"><text:s text:c="2"/>font-family: 'Cormorant Garamond';</text:p>
      <text:p text:style-name="Standard">}</text:p>
      <text:p text:style-name="Standard"/>
      <text:p text:style-name="Standard">.head {</text:p>
      <text:p text:style-name="Standard"><text:s text:c="2"/>font-size: 20px;</text:p>
      <text:p text:style-name="Standard"><text:soft-page-break/>}</text:p>
      <text:p text:style-name="Standard"/>
      <text:p text:style-name="Standard">#name {</text:p>
      <text:p text:style-name="Standard"><text:s text:c="2"/>font-family: Sacramento;</text:p>
      <text:p text:style-name="Standard"><text:s text:c="2"/>float: right;</text:p>
      <text:p text:style-name="Standard"><text:s text:c="2"/>margin-top: 10px;</text:p>
      <text:p text:style-name="Standard"><text:s text:c="2"/>margin-right: 4%;</text:p>
      <text:p text:style-name="Standard">}</text:p>
      <text:p text:style-name="Standard"/>
      <text:p text:style-name="Standard">a {</text:p>
      <text:p text:style-name="Standard"><text:s text:c="2"/>color: black;</text:p>
      <text:p text:style-name="Standard"><text:s text:c="2"/>text-decoration: none;</text:p>
      <text:p text:style-name="Standard">}</text:p>
      <text:p text:style-name="Standard"/>
      <text:p text:style-name="Standard">@media only screen and (max-width: 430px) {</text:p>
      <text:p text:style-name="Standard"><text:s text:c="2"/>.left,</text:p>
      <text:p text:style-name="Standard"><text:s text:c="2"/>.right {</text:p>
      <text:p text:style-name="Standard"><text:s text:c="4"/>display: none;</text:p>
      <text:p text:style-name="Standard"><text:s text:c="2"/>}</text:p>
      <text:p text:style-name="Standard"><text:s text:c="2"/>.stuff {</text:p>
      <text:p text:style-name="Standard"><text:s text:c="4"/>width: 100%;</text:p>
      <text:p text:style-name="Standard"><text:s text:c="4"/>margin-left: 10px;</text:p>
      <text:p text:style-name="Standard"><text:s text:c="2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Nunito Sans" svg:font-family="'Nunito Sans', apple-system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4T17:23:50.014000000</meta:creation-date>
    <dc:date>2020-09-14T17:33:01.423000000</dc:date>
    <meta:editing-duration>PT9M18S</meta:editing-duration>
    <meta:editing-cycles>1</meta:editing-cycles>
    <meta:document-statistic meta:table-count="0" meta:image-count="0" meta:object-count="0" meta:page-count="3" meta:paragraph-count="114" meta:word-count="214" meta:character-count="1801" meta:non-whitespace-character-count="1502"/>
    <meta:generator>LibreOffice/6.2.8.2$Windows_X86_64 LibreOffice_project/f82ddfca21ebc1e222a662a32b25c0c9d20169ee</meta:generator>
  </office:meta>
</office:document-meta>
</file>